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xampleOutputValues" style:family="table">
      <style:table-properties style:width="1.1in" fo:break-before="auto" fo:break-after="auto" table:align="center" fo:keep-with-next="auto" style:may-break-between-rows="false" table:border-model="collapsing"/>
    </style:style>
    <style:style style:name="ExampleOutputValues.A" style:family="table-column">
      <style:table-column-properties style:column-width="0.2264in"/>
    </style:style>
    <style:style style:name="ExampleOutputValues.B" style:family="table-column">
      <style:table-column-properties style:column-width="0.2007in"/>
    </style:style>
    <style:style style:name="ExampleOutputValues.C" style:family="table-column">
      <style:table-column-properties style:column-width="0.3111in"/>
    </style:style>
    <style:style style:name="ExampleOutputValues.D" style:family="table-column">
      <style:table-column-properties style:column-width="0.3618in"/>
    </style:style>
    <style:style style:name="ExampleOutputValues.1" style:family="table-row">
      <style:table-row-properties fo:keep-together="auto"/>
    </style:style>
    <style:style style:name="ExampleOutputValues.A1" style:family="table-cell">
      <style:table-cell-properties style:vertical-align="" fo:background-color="#c0c0c0" fo:padding="0.0382in" fo:border-left="0.05pt solid #000000" fo:border-right="none" fo:border-top="0.05pt solid #000000" fo:border-bottom="2pt solid #000000" style:writing-mode="page">
        <style:background-image/>
      </style:table-cell-properties>
    </style:style>
    <style:style style:name="ExampleOutputValues.D1" style:family="table-cell">
      <style:table-cell-properties style:vertical-align="" fo:background-color="#c0c0c0" fo:padding="0.0382in" fo:border-left="0.05pt solid #000000" fo:border-right="0.05pt solid #000000" fo:border-top="0.05pt solid #000000" fo:border-bottom="2pt solid #000000" style:writing-mode="page">
        <style:background-image/>
      </style:table-cell-properties>
    </style:style>
    <style:style style:name="ExampleOutputValues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ExampleOutputValues.D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DocEquation">
      <style:text-properties officeooo:paragraph-rsid="002cf6e7"/>
    </style:style>
    <style:style style:name="P6" style:family="paragraph" style:parent-style-name="DocEquation">
      <style:text-properties officeooo:paragraph-rsid="003947f1"/>
    </style:style>
    <style:style style:name="P7" style:family="paragraph" style:parent-style-name="DocEquation">
      <style:text-properties officeooo:paragraph-rsid="003cc8bf"/>
    </style:style>
    <style:style style:name="P8" style:family="paragraph" style:parent-style-name="DocText">
      <style:text-properties officeooo:paragraph-rsid="002cf6e7"/>
    </style:style>
    <style:style style:name="P9" style:family="paragraph" style:parent-style-name="DocText">
      <style:text-properties officeooo:paragraph-rsid="00304610"/>
    </style:style>
    <style:style style:name="P10" style:family="paragraph" style:parent-style-name="DocText">
      <style:text-properties officeooo:paragraph-rsid="003947f1"/>
    </style:style>
    <style:style style:name="P11" style:family="paragraph" style:parent-style-name="Text_20_body">
      <style:text-properties officeooo:paragraph-rsid="002699e6"/>
    </style:style>
    <style:style style:name="P12" style:family="paragraph" style:parent-style-name="DocVariableDef">
      <style:text-properties officeooo:paragraph-rsid="003947f1"/>
    </style:style>
    <style:style style:name="P13" style:family="paragraph" style:parent-style-name="DocVariableDef">
      <style:text-properties officeooo:rsid="002cf6e7"/>
    </style:style>
    <style:style style:name="P14" style:family="paragraph" style:parent-style-name="DocVariableDef">
      <style:paragraph-properties fo:text-align="start" style:justify-single-word="false"/>
      <style:text-properties officeooo:rsid="002cf6e7"/>
    </style:style>
    <style:style style:name="P15" style:family="paragraph" style:parent-style-name="DocVariableDef">
      <style:text-properties officeooo:rsid="002cf6e7" officeooo:paragraph-rsid="0043a7ce"/>
    </style:style>
    <style:style style:name="P16" style:family="paragraph" style:parent-style-name="DocVariableDef">
      <style:text-properties officeooo:rsid="002cf6e7" officeooo:paragraph-rsid="00479a49"/>
    </style:style>
    <style:style style:name="P17" style:family="paragraph" style:parent-style-name="DocVariableDef">
      <style:text-properties fo:font-style="normal" officeooo:paragraph-rsid="0043a7ce" style:font-style-asian="normal" style:font-style-complex="normal"/>
    </style:style>
    <style:style style:name="P18" style:family="paragraph" style:parent-style-name="DocVariableDef">
      <style:text-properties officeooo:paragraph-rsid="0043a7ce"/>
    </style:style>
    <style:style style:name="P19" style:family="paragraph" style:parent-style-name="DocVariableDef">
      <style:text-properties officeooo:paragraph-rsid="00479a49"/>
    </style:style>
    <style:style style:name="P20" style:family="paragraph" style:parent-style-name="Text_20_body">
      <style:text-properties officeooo:rsid="002699e6" officeooo:paragraph-rsid="002699e6"/>
    </style:style>
    <style:style style:name="P21" style:family="paragraph" style:parent-style-name="Text_20_body">
      <style:text-properties officeooo:paragraph-rsid="00491f87"/>
    </style:style>
    <style:style style:name="P22" style:family="paragraph" style:parent-style-name="DocNumList">
      <style:text-properties officeooo:rsid="002699e6"/>
    </style:style>
    <style:style style:name="P23" style:family="paragraph" style:parent-style-name="DocNumList">
      <style:text-properties officeooo:rsid="002699e6" officeooo:paragraph-rsid="002879c9"/>
    </style:style>
    <style:style style:name="P24" style:family="paragraph" style:parent-style-name="DocNumList">
      <style:text-properties officeooo:rsid="002cf6e7"/>
    </style:style>
    <style:style style:name="P25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1pt" fo:font-style="normal" fo:text-shadow="none" style:text-underline-style="none" fo:font-weight="normal" officeooo:rsid="00370a7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1pt" fo:font-style="normal" fo:text-shadow="none" style:text-underline-style="none" fo:font-weight="normal" officeooo:rsid="00370a74" officeooo:paragraph-rsid="00370a7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ocText">
      <style:text-properties officeooo:rsid="002699e6"/>
    </style:style>
    <style:style style:name="P28" style:family="paragraph" style:parent-style-name="DocText">
      <style:text-properties officeooo:rsid="002cf6e7"/>
    </style:style>
    <style:style style:name="P29" style:family="paragraph" style:parent-style-name="DocText">
      <style:text-properties officeooo:rsid="002cf6e7" officeooo:paragraph-rsid="002cf6e7"/>
    </style:style>
    <style:style style:name="P30" style:family="paragraph" style:parent-style-name="DocText">
      <style:text-properties officeooo:rsid="002cf6e7" officeooo:paragraph-rsid="0043a7ce"/>
    </style:style>
    <style:style style:name="P31" style:family="paragraph" style:parent-style-name="DocText">
      <style:text-properties officeooo:paragraph-rsid="002cf6e7"/>
    </style:style>
    <style:style style:name="P32" style:family="paragraph" style:parent-style-name="DocText">
      <style:text-properties fo:font-style="normal" officeooo:paragraph-rsid="0043a7ce" style:font-style-asian="normal" style:font-style-complex="normal"/>
    </style:style>
    <style:style style:name="P33" style:family="paragraph" style:parent-style-name="DocText">
      <style:text-properties officeooo:paragraph-rsid="0043a7ce"/>
    </style:style>
    <style:style style:name="P34" style:family="paragraph" style:parent-style-name="DocText">
      <style:text-properties officeooo:paragraph-rsid="00479a49"/>
    </style:style>
    <style:style style:name="P35" style:family="paragraph" style:parent-style-name="DocText">
      <style:paragraph-properties fo:break-before="page"/>
      <style:text-properties officeooo:rsid="002cf6e7" officeooo:paragraph-rsid="002cf6e7"/>
    </style:style>
    <style:style style:name="P36" style:family="paragraph" style:parent-style-name="DocText">
      <style:paragraph-properties fo:break-before="page"/>
      <style:text-properties officeooo:paragraph-rsid="002cf6e7"/>
    </style:style>
    <style:style style:name="P37" style:family="paragraph" style:parent-style-name="DocHeading2">
      <style:text-properties officeooo:rsid="002cf6e7"/>
    </style:style>
    <style:style style:name="P38" style:family="paragraph" style:parent-style-name="DocHeading1">
      <style:text-properties officeooo:rsid="002699e6" officeooo:paragraph-rsid="002699e6"/>
    </style:style>
    <style:style style:name="P39" style:family="paragraph" style:parent-style-name="DocHeading1">
      <style:text-properties officeooo:rsid="002cf6e7"/>
    </style:style>
    <style:style style:name="P40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2699e6"/>
    </style:style>
    <style:style style:name="T4" style:family="text">
      <style:text-properties officeooo:rsid="002cf6e7"/>
    </style:style>
    <style:style style:name="T5" style:family="text">
      <style:text-properties officeooo:rsid="002eea7c"/>
    </style:style>
    <style:style style:name="T6" style:family="text">
      <style:text-properties officeooo:rsid="003224a5"/>
    </style:style>
    <style:style style:name="T7" style:family="text">
      <style:text-properties officeooo:rsid="00370a74"/>
    </style:style>
    <style:style style:name="T8" style:family="text">
      <style:text-properties officeooo:rsid="003947f1"/>
    </style:style>
    <style:style style:name="T9" style:family="text">
      <style:text-properties fo:font-style="normal" style:text-underline-style="solid" style:text-underline-width="auto" style:text-underline-color="font-color" officeooo:rsid="003ae01f" style:font-style-asian="normal" style:font-style-complex="normal"/>
    </style:style>
    <style:style style:name="T10" style:family="text">
      <style:text-properties style:font-name="Garamond1" officeooo:rsid="003ae01f"/>
    </style:style>
    <style:style style:name="T11" style:family="text">
      <style:text-properties officeooo:rsid="003cc8bf"/>
    </style:style>
    <style:style style:name="T12" style:family="text">
      <style:text-properties officeooo:rsid="003d59de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424c32"/>
    </style:style>
    <style:style style:name="T15" style:family="text">
      <style:text-properties style:text-position="super 58%"/>
    </style:style>
    <style:style style:name="T16" style:family="text">
      <style:text-properties officeooo:rsid="0040a945"/>
    </style:style>
    <style:style style:name="T17" style:family="text">
      <style:text-properties officeooo:rsid="00424c32"/>
    </style:style>
    <style:style style:name="T18" style:family="text">
      <style:text-properties style:text-position="0% 100%"/>
    </style:style>
    <style:style style:name="T19" style:family="text">
      <style:text-properties style:text-position="0% 100%" officeooo:rsid="00424c32"/>
    </style:style>
    <style:style style:name="T20" style:family="text">
      <style:text-properties officeooo:rsid="0043a7ce"/>
    </style:style>
    <style:style style:name="T21" style:family="text">
      <style:text-properties officeooo:rsid="00479a49"/>
    </style:style>
    <style:style style:name="T22" style:family="text">
      <style:text-properties officeooo:rsid="00491f87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/>
    </style:style>
    <style:style style:name="gr6" style:family="graphic">
      <style:graphic-properties draw:textarea-horizontal-align="justify" draw:textarea-vertical-align="middle" draw:auto-grow-height="false" style:run-through="foreground"/>
    </style:style>
    <style:style style:name="gr7" style:family="graphic">
      <style:graphic-properties draw:stroke="none" svg:stroke-color="#000000" draw:fill="none" draw:fill-color="#ffffff" fo:min-height="0.2709in" style:run-through="foreground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40"><text:title>Motion Models</text:title></text:p>
      <text:h text:style-name="P38" text:outline-level="1">Introduction</text:h>
      <text:p text:style-name="P20">Motion models are one of the most powerful features of oFreq. <text:s/>A motion model, also known as equation of motion, is a series of equations that relates forces to motions for some predetermined situation. <text:s/>(Some sciences also call this an equation of motion, but we say motion model, which is composed of a collection of equations of motion.) <text:s/></text:p>
      <text:p text:style-name="P11"><text:span text:style-name="T3">Each body motion will have an equation associated with it. <text:s/>The main purpose is to solve that equation and determine the value of the variable, which is the body motion for that degree of freedom. <text:s/>However, each force may also depend on other motions from other degrees of freedom. <text:s/>That is the powerful part of motion models. <text:s/>They allow for this interaction between motions. <text:s/>To summar</text:span><text:span text:style-name="T5">iz</text:span><text:span text:style-name="T3">e, a motion model has the following basic properties.</text:span></text:p>
      <text:list xml:id="list558564800" text:style-name="Numbering_20_1">
        <text:list-item>
          <text:p text:style-name="P23">A single motion model is a collection of equations of motion.</text:p>
        </text:list-item>
        <text:list-item>
          <text:p text:style-name="P22">Each equation of motion describes the relationship between forces and motion variables. <text:s/></text:p>
        </text:list-item>
        <text:list-item>
          <text:p text:style-name="P22">Each equation describes all the forces acting on a single degree of freedom.</text:p>
        </text:list-item>
        <text:list-item>
          <text:p text:style-name="P22">Motion models can include interactions between different motions.</text:p>
        </text:list-item>
      </text:list>
      <text:p text:style-name="P27"/>
      <text:p text:style-name="P11"><text:span text:style-name="T3">This section outlines the basic functionality of motion models. <text:s/>Sub sections cover standard motion models already avai</text:span><text:span text:style-name="T5">l</text:span><text:span text:style-name="T3">able in oFreq and how to create your own custom motion models.</text:span></text:p>
      <text:h text:style-name="P39" text:outline-level="1">Equation of Motion - Functionality</text:h>
      <text:p text:style-name="P29">What is a motion model? <text:s/>It takes many different forms, depending on which profession you ask. <text:s/>Engineers and physics present it as a series of mathematical equations with variables on the left side and constants on the right, such as this example. <text:s/></text:p>
      <text:p text:style-name="P28"><draw:frame draw:style-name="fr1" draw:name="Object1" text:anchor-type="as-char" svg:width="0.5807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<text:span text:style-name="T4">Equation </text:span><text:span text:style-name="T4"><text:sequence text:ref-name="refEquation0" text:name="Equation" text:formula="ooow:Equation+1" style:num-format="1">2.1</text:sequence></text:span></text:p>
      <text:p text:style-name="P13">Where:</text:p>
      <text:p text:style-name="P13">A =<text:tab/>some example constant</text:p>
      <text:p text:style-name="P13">x = <text:tab/>The variable you want to solve force</text:p>
      <text:p text:style-name="P13">F = <text:tab/>Some other constant that is known.</text:p>
      <text:p text:style-name="P29"/>
      <text:p text:style-name="P29">This is then solved analytically. <text:s/>From a programming perspective, a motion model is better thought of as an internal function to convert an input for a specific variable over to a force.</text:p>
      <text:p text:style-name="P35"/>
      <text:p text:style-name="P9"><draw:custom-shape text:anchor-type="paragraph" draw:z-index="2" draw:style-name="gr2" svg:width="2.198in" svg:height="0.4276in" svg:x="0.9319in" svg:y="0.0528in"><text:p>Equation of Motion</text:p><text:p>(Reaction Force)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text:anchor-type="paragraph" draw:z-index="4" draw:style-name="gr1" svg:width="0.3335in" svg:height="0.2087in" svg:x="3.3071in" svg:y="0.167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" draw:style-name="gr3" svg:width="0.2921in" svg:height="0.2713in" svg:x="3.828in" svg:y="0.1362in"><draw:text-box><text:p>F</text:p></draw:text-box></draw:frame></text:p>
      <text:p text:style-name="P9"><draw:custom-shape text:anchor-type="paragraph" draw:z-index="1" draw:style-name="gr1" svg:width="0.3335in" svg:height="0.2087in" svg:x="0.3484in" svg:y="-0.117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3" draw:style-name="gr3" svg:width="0.2921in" svg:height="0.2713in" svg:x="-0.0366in" svg:y="-0.0965in"><draw:text-box><text:p>x</text:p></draw:text-box></draw:frame></text:p>
      <text:p text:style-name="DocVariableDef">Where:</text:p>
      <text:p text:style-name="DocVariableDef">C =<text:tab/>Some input coefficient</text:p>
      <text:p text:style-name="DocVariableDef"><text:span text:style-name="T4">A = <text:tab/>Force coefficient shown in </text:span><text:span text:style-name="T4"><text:sequence-ref text:reference-format="category-and-value" text:ref-name="refEquation0">Equation 2.1</text:sequence-ref></text:span></text:p>
      <text:p text:style-name="P8"/>
      <text:p text:style-name="P29">The reason for defining an equation of motion in this manner is that it allows customization over how a coefficient affects an equation. <text:s/>Internally, the equation of motion can apply additional factors, such as the geometry for the body, unit conversions, or any other number of factors. <text:s/>Further, it provides some control over the validity of the inputs. <text:s/>For example, the motion model can be programmed to ignore input coefficients for certain force types by just putting a zero in front of the entry for that force type.</text:p>
      <text:p text:style-name="P29">The motion model can be used for two different purposes:</text:p>
      <text:list xml:id="list822252330" text:continue-list="list558564800" text:style-name="Numbering_20_1">
        <text:list-item text:start-value="1">
          <text:p text:style-name="P24">Calculate force coefficients. <text:s/>This is used at first to define the actual force coefficients for each motion. <text:s/>The motion solver can then be used to solve the motions for each degree of freedom.</text:p>
        </text:list-item>
        <text:list-item>
          <text:p text:style-name="P24">Calculate force results. <text:s/>Once the motions are solved, the motion model gets used again to calculate the absolute value of the forces which result from those motions.</text:p>
        </text:list-item>
      </text:list>
      <text:h text:style-name="P37" text:outline-level="2">Direct Evaluation</text:h>
      <text:p text:style-name="P29">Each motion model is a collection of equations of motion. <text:s/>And each equation of motion is essentially a converter from input values to force coefficients. <text:s/>The program accomplishes this through direct evaluation of each equation of motion, every time conversion is necessary. <text:s/>For example, take the following function:</text:p>
      <text:p text:style-name="P29"><draw:frame draw:style-name="fr1" draw:name="Object2" text:anchor-type="as-char" svg:width="2.1252in" svg:height="0.2201in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DocEquation"><text:span text:style-name="T6">Equation </text:span><text:span text:style-name="T6"><text:sequence text:ref-name="refEquation1" text:name="Equation" text:formula="ooow:Equation+1" style:num-format="1">2.2</text:sequence></text:span></text:p>
      <text:p text:style-name="P13">Where:</text:p>
      <text:p text:style-name="P13">F(x) =<text:tab/>Equation of motion</text:p>
      <text:p text:style-name="P13">x = <text:tab/>Variable for the given degree of freedom.</text:p>
      <text:p text:style-name="P13">C =<text:tab/>Some input value (generic example)</text:p>
      <text:p text:style-name="P13">D =<text:tab/>Some other input value (generic example)</text:p>
      <text:p text:style-name="P29"/>
      <text:p text:style-name="P29">oFreq calculates the conversion by applying values for each of the and evaluating the equation. <text:s/>The resulting number is the result. <text:s/>The following table shows example results of how oFreq would convert this equation of motion.</text:p>
      <text:p text:style-name="DocCaption"><text:span text:style-name="T7">Table </text:span><text:span text:style-name="T4"><text:sequence text:ref-name="refTable0" text:name="Table" text:formula="ooow:Table+1" style:num-format="1">2.1</text:sequence></text:span><text:span text:style-name="T4">: <text:s/></text:span><text:span text:style-name="T7">Example Output Values</text:span></text:p>
      <table:table table:name="ExampleOutputValues" table:style-name="ExampleOutputValues">
        <table:table-column table:style-name="ExampleOutputValues.A"/>
        <table:table-column table:style-name="ExampleOutputValues.B"/>
        <table:table-column table:style-name="ExampleOutputValues.C"/>
        <table:table-column table:style-name="ExampleOutputValues.D"/>
        <table:table-header-rows>
          <table:table-row table:style-name="ExampleOutputValues.1">
            <table:table-cell table:style-name="ExampleOutputValues.A1" office:value-type="string">
              <text:p text:style-name="P25">X</text:p>
            </table:table-cell>
            <table:table-cell table:style-name="ExampleOutputValues.A1" office:value-type="string">
              <text:p text:style-name="P25">C</text:p>
            </table:table-cell>
            <table:table-cell table:style-name="ExampleOutputValues.A1" office:value-type="string">
              <text:p text:style-name="P25">D</text:p>
            </table:table-cell>
            <table:table-cell table:style-name="ExampleOutputValues.D1" office:value-type="string">
              <text:p text:style-name="P25">F(x)</text:p>
            </table:table-cell>
          </table:table-row>
        </table:table-header-rows>
        <table:table-row>
          <table:table-cell table:style-name="ExampleOutputValues.A2" office:value-type="string">
            <text:p text:style-name="P26">1</text:p>
          </table:table-cell>
          <table:table-cell table:style-name="ExampleOutputValues.A2" office:value-type="string">
            <text:p text:style-name="P26">5</text:p>
          </table:table-cell>
          <table:table-cell table:style-name="ExampleOutputValues.A2" office:value-type="string">
            <text:p text:style-name="P26">2</text:p>
          </table:table-cell>
          <table:table-cell table:style-name="ExampleOutputValues.D2" office:value-type="string">
            <text:p text:style-name="P26">2</text:p>
          </table:table-cell>
        </table:table-row>
        <table:table-row table:style-name="ExampleOutputValues.1">
          <table:table-cell table:style-name="ExampleOutputValues.A2" office:value-type="string">
            <text:p text:style-name="P26">-1</text:p>
          </table:table-cell>
          <table:table-cell table:style-name="ExampleOutputValues.A2" office:value-type="string">
            <text:p text:style-name="P26">5</text:p>
          </table:table-cell>
          <table:table-cell table:style-name="ExampleOutputValues.A2" office:value-type="string">
            <text:p text:style-name="P26">2</text:p>
          </table:table-cell>
          <table:table-cell table:style-name="ExampleOutputValues.D2" office:value-type="string">
            <text:p text:style-name="P26">10</text:p>
          </table:table-cell>
        </table:table-row>
        <table:table-row>
          <table:table-cell table:style-name="ExampleOutputValues.A2" office:value-type="string">
            <text:p text:style-name="P26">8</text:p>
          </table:table-cell>
          <table:table-cell table:style-name="ExampleOutputValues.A2" office:value-type="string">
            <text:p text:style-name="P26">5</text:p>
          </table:table-cell>
          <table:table-cell table:style-name="ExampleOutputValues.A2" office:value-type="string">
            <text:p text:style-name="P26">2</text:p>
          </table:table-cell>
          <table:table-cell table:style-name="ExampleOutputValues.D2" office:value-type="string">
            <text:p text:style-name="P26">37</text:p>
          </table:table-cell>
        </table:table-row>
        <table:table-row>
          <table:table-cell table:style-name="ExampleOutputValues.A2" office:value-type="string">
            <text:p text:style-name="P26">1</text:p>
          </table:table-cell>
          <table:table-cell table:style-name="ExampleOutputValues.A2" office:value-type="string">
            <text:p text:style-name="P26">3</text:p>
          </table:table-cell>
          <table:table-cell table:style-name="ExampleOutputValues.A2" office:value-type="string">
            <text:p text:style-name="P26">0</text:p>
          </table:table-cell>
          <table:table-cell table:style-name="ExampleOutputValues.D2" office:value-type="string">
            <text:p text:style-name="P26">2</text:p>
          </table:table-cell>
        </table:table-row>
        <table:table-row>
          <table:table-cell table:style-name="ExampleOutputValues.A2" office:value-type="string">
            <text:p text:style-name="P26">5</text:p>
          </table:table-cell>
          <table:table-cell table:style-name="ExampleOutputValues.A2" office:value-type="string">
            <text:p text:style-name="P26">0</text:p>
          </table:table-cell>
          <table:table-cell table:style-name="ExampleOutputValues.A2" office:value-type="string">
            <text:p text:style-name="P26">-20</text:p>
          </table:table-cell>
          <table:table-cell table:style-name="ExampleOutputValues.D2" office:value-type="string">
            <text:p text:style-name="P26">115</text:p>
          </table:table-cell>
        </table:table-row>
      </table:table>
      <text:p text:style-name="P28"/>
      <text:p text:style-name="P8"><text:span text:style-name="T4">The first row of values is especially important. <text:s/>When oFreq needs to calculate force coefficients, it automatically sets </text:span><text:span text:style-name="T4">all motion variables to a value of 1.0. <text:s/>Also notice that the values of C and D were always included in the evaluation. <text:s/></text:span><text:soft-page-break/><text:span text:style-name="T4">oFreq never ignored those values. <text:s/>oFreq will always evaluate all terms present in an equation of motion. <text:s/>And by careful selection of the values for those terms, it is possible to use the equation in a way suitable for any purpose oFreq needs.</text:span></text:p>
      <text:h text:style-name="P37" text:outline-level="2">Force Coefficients</text:h>
      <text:p text:style-name="P8"><text:span text:style-name="T4">oFreq makes a distinction between body properties and force coefficients. <text:s/>As stated before, the motion model allows you to hide the entire process of converting from inputs into the actual force coefficients used to solve the motion. <text:s/>This allows a motion model the freedom to define any function of any complexity for conversion from inputs to force coefficients. <text:s/>The motion model accomplishes this flexibility through </text:span><text:span text:style-name="T7">direct evaluation of</text:span><text:span text:style-name="T4"> each equation of motion. <text:s/>When evaluating the equation to find a force coefficient, it automatically sets all motion variables to a value of 1.0.</text:span></text:p>
      <text:h text:style-name="P37" text:outline-level="2">Force Results</text:h>
      <text:p text:style-name="P29">At first, oFreq uses the motion model to only calculate force coefficients. <text:s/>This needs to be used by the motion solver to solve for the actual motions. <text:s/>But once the solve finds the resulting motions, oFreq can calculate the actual forces generated by those forces. <text:s/>To accomplish that, it returns to the motion model. <text:s/>The inputs include the previous input values, but also include the solved motion variables. <text:s/>With that, the equation returns the actual force value.</text:p>
      <text:p text:style-name="P10"><draw:g text:anchor-type="paragraph" draw:z-index="7" draw:style-name="gr4"><draw:custom-shape draw:style-name="gr5" svg:width="0.3335in" svg:height="0.2087in" svg:x="1.0362in" svg:y="0.2366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svg:width="2.198in" svg:height="0.4276in" svg:x="1.6193in" svg:y="0.1118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7" svg:width="0.5315in" svg:height="0.7677in" svg:x="0.411in" svg:y="0.0075in"><draw:text-box><text:p>C1 </text:p><text:p>C2 </text:p><text:p>x </text:p><text:p>y </text:p></draw:text-box></draw:frame><draw:custom-shape draw:style-name="gr5" svg:width="0.3335in" svg:height="0.2087in" svg:x="3.9945in" svg:y="0.2264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7" svg:width="0.5004in" svg:height="0.2713in" svg:x="4.5154in" svg:y="0.1949in"><draw:text-box><text:p>F1(x,y)</text:p></draw:text-box></draw:frame></draw:g></text:p>
      <text:p text:style-name="P10"/>
      <text:p text:style-name="P10"/>
      <text:p text:style-name="P12"/>
      <text:p text:style-name="P12">Where:</text:p>
      <text:p text:style-name="P12">x = <text:tab/>Solution for variable x.</text:p>
      <text:p text:style-name="P12">y = <text:tab/>Solution for variable y.</text:p>
      <text:p text:style-name="P12">F1(x,y) = <text:tab/>Resulting force from variables on the left side of the equation.</text:p>
      <text:h text:style-name="P37" text:outline-level="2">Derivatives</text:h>
      <text:p text:style-name="P29">The last issue is that equations of motion often include derivatives. <text:s/>Evaluation of multiple derivatives can become complicated in dynamic systems. <text:s/>But the motion solver of oFreq makes this relatively easy. <text:s/>To return to previous example, think of it like every variable can become an array, and the order of the derivative accesses the index in the array. <text:s/></text:p>
      <text:p text:style-name="P29"><draw:frame draw:style-name="fr1" draw:name="Object3" text:anchor-type="as-char" svg:width="1.8736in" svg:height="0.2217in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DocEquation"><text:span text:style-name="T8">Equation </text:span><text:span text:style-name="T4"><text:sequence text:ref-name="refEquation2" text:name="Equation" text:formula="ooow:Equation+1" style:num-format="1">2.3</text:sequence></text:span></text:p>
      <text:p text:style-name="P29">now becomes</text:p>
      <text:p text:style-name="P29"><draw:frame draw:style-name="fr1" draw:name="Object4" text:anchor-type="as-char" svg:width="2.0591in" svg:height="0.4181in" draw:z-index="9"><draw:object xlink:href="./Object 4" xlink:type="simple" xlink:show="embed" xlink:actuate="onLoad"/><draw:image xlink:href="./ObjectReplacements/Object 4" xlink:type="simple" xlink:show="embed" xlink:actuate="onLoad"/></draw:frame></text:p>
      <text:p text:style-name="P6"><text:span text:style-name="T8">Equation </text:span><text:span text:style-name="T8"><text:sequence text:ref-name="refEquation3" text:name="Equation" text:formula="ooow:Equation+1" style:num-format="1">2.4</text:sequence></text:span></text:p>
      <text:p text:style-name="P29">Notice that now the motion model only depends on a single variable, but it has different inputs for each derivative of that variable. <text:s/>The motion model returns a different value depending on what order of derivative is provided with the variable. <text:s/>Essentially, providing a different order is just accessing a different variable in the equation of motion. <text:s/></text:p>
      <text:p text:style-name="P29">Notice that to get the force, we don't need to supply values for all derivatives of x. <text:s/>This is because, within the class of equations used by oFreq, the derivative is fairly easy to work out internally by the equation of motion. <text:s/>The motion model calculates derivatives in the following manner. <text:s/>oFreq assumes every motion variable is of the form:</text:p>
      <text:p text:style-name="P29"><text:soft-page-break/><draw:frame draw:style-name="fr1" draw:name="Object5" text:anchor-type="as-char" svg:width="0.9374in" svg:height="0.2201in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6"><text:span text:style-name="T8">Equation </text:span><text:span text:style-name="T8"><text:sequence text:ref-name="refEquation4" text:name="Equation" text:formula="ooow:Equation+1" style:num-format="1">2.5</text:sequence></text:span></text:p>
      <text:p text:style-name="P13">Where:</text:p>
      <text:p text:style-name="P13">x(t) = <text:tab/>Motion variable</text:p>
      <text:p text:style-name="DocVariableDef"><text:span text:style-name="T9">X</text:span><text:span text:style-name="T4"> = <text:tab/>Amplitude of motion (complex variable of the form: <text:s/>Real + j * Imaginary)</text:span></text:p>
      <text:p text:style-name="P13">j = <text:tab/>Complex number</text:p>
      <text:p text:style-name="DocVariableDef"><text:span text:style-name="T10">ω</text:span><text:span text:style-name="T4"> = <text:tab/>Frequency of oscillation</text:span></text:p>
      <text:p text:style-name="P13">t = <text:tab/>Time</text:p>
      <text:p text:style-name="P29"/>
      <text:p text:style-name="P29">With this assumed solution, oFreq can calculate any order derivative using the following formula:</text:p>
      <text:p text:style-name="P29"><draw:frame draw:style-name="fr1" draw:name="Object6" text:anchor-type="as-char" svg:width="1.1563in" svg:height="0.4402in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7"><text:span text:style-name="T11">Equation </text:span><text:span text:style-name="T11"><text:sequence text:ref-name="refEquation5" text:name="Equation" text:formula="ooow:Equation+1" style:num-format="1">2.6</text:sequence></text:span></text:p>
      <text:p text:style-name="P13">Where:</text:p>
      <text:p text:style-name="P13">- x(t) = <text:tab/>Motion variables</text:p>
      <text:p text:style-name="P13">- j = <text:tab/>Complex number</text:p>
      <text:p text:style-name="P13">- &amp;omega = <text:tab/>Frequency of oscillation</text:p>
      <text:p text:style-name="P13">- i = order of derivative</text:p>
      <text:h text:style-name="P39" text:outline-level="1">Combining Equations of Motion</text:h>
      <text:h text:style-name="P37" text:outline-level="2">Multiple Variables</text:h>
      <text:p text:style-name="P29">Each equation of motion can include multiple variables of motion. <text:s/>Take the example equation below.</text:p>
      <text:p text:style-name="P29"><draw:frame draw:style-name="fr1" draw:name="Object7" text:anchor-type="as-char" svg:width="1.8736in" svg:height="0.2217in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DocEquation"><text:span text:style-name="T12">Equation </text:span><text:span text:style-name="T4"><text:sequence text:ref-name="refEquation6" text:name="Equation" text:formula="ooow:Equation+1" style:num-format="1">3.1</text:sequence></text:span></text:p>
      <text:p text:style-name="P13">Where:</text:p>
      <text:p text:style-name="P13">A = <text:tab/>Force coefficient, which is a function of C1 (generic example).</text:p>
      <text:p text:style-name="P13">B = <text:tab/>Force coefficient, which is a function of C2 (generic example).</text:p>
      <text:p text:style-name="P13">C1 = <text:tab/>Generic input, associated with A.</text:p>
      <text:p text:style-name="P13">C2 = <text:tab/>Generic input, associated with B.</text:p>
      <text:p text:style-name="P14">x<text:span text:style-name="T13">1</text:span> = <text:tab/>First variable to solve for.</text:p>
      <text:p text:style-name="P13">x<text:span text:style-name="T13">2</text:span> = <text:tab/>Second variable to solve for.</text:p>
      <text:p text:style-name="DocText"><text:span text:style-name="T16"/></text:p>
      <text:p text:style-name="P8"><text:span text:style-name="T4">In this case, the equation of motion would evaluate to different results, depending on the input values for A and B. <text:s/>Assume oFreq is calculating force coefficients (</text:span><text:span text:style-name="T17">x</text:span><text:span text:style-name="T14">1</text:span><text:span text:style-name="T19"> and x</text:span><text:span text:style-name="T14">2</text:span><text:span text:style-name="T4"> are 1.0). <text:s/>The motion model would still output a single force coefficient, and depending on the combination of inputs, this could be a force coefficient for A, for B, or for A and B in combination.</text:span></text:p>
      <text:p text:style-name="P36"><draw:g text:anchor-type="paragraph" draw:z-index="13" draw:style-name="gr4"><draw:custom-shape draw:style-name="gr5" svg:width="0.3335in" svg:height="0.2087in" svg:x="1.0362in" svg:y="0.23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svg:width="2.198in" svg:height="0.4276in" svg:x="1.6193in" svg:y="0.1118in"><text:p>Equation of Motion</text:p><text:p>(Reaction Force)</text:p><draw:enhanced-geometry svg:viewBox="0 0 21600 21600" draw:text-areas="4230 4230 21600 21600" draw:type="flowchart-internal-storage" draw:enhanced-path="M 0 0 L 21600 0 21600 21600 0 21600 Z N M 4230 0 L 4230 21600 N M 0 4230 L 21600 4230 N"/></draw:custom-shape><draw:frame draw:style-name="gr7" svg:width="0.5315in" svg:height="0.3843in" svg:x="0.411in" svg:y="0.2575in"><draw:text-box><text:p>C1</text:p><text:p>C2 = 0</text:p></draw:text-box></draw:frame><draw:custom-shape draw:style-name="gr5" svg:width="0.3335in" svg:height="0.2087in" svg:x="3.9945in" svg:y="0.226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7" svg:width="0.2921in" svg:height="0.2713in" svg:x="4.5154in" svg:y="0.1953in"><draw:text-box><text:p>A</text:p></draw:text-box></draw:frame></draw:g></text:p>
      <text:p text:style-name="P33"/>
      <text:p text:style-name="P33"/>
      <text:p text:style-name="P33"><draw:g text:anchor-type="paragraph" draw:z-index="14" draw:style-name="gr4"><draw:custom-shape draw:style-name="gr5" svg:width="0.3335in" svg:height="0.2087in" svg:x="1.0362in" svg:y="0.23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svg:width="2.198in" svg:height="0.4276in" svg:x="1.6193in" svg:y="0.1118in"><text:p>Equation of Motion</text:p><text:p>(Reaction Force)</text:p><draw:enhanced-geometry svg:viewBox="0 0 21600 21600" draw:text-areas="4230 4230 21600 21600" draw:type="flowchart-internal-storage" draw:enhanced-path="M 0 0 L 21600 0 21600 21600 0 21600 Z N M 4230 0 L 4230 21600 N M 0 4230 L 21600 4230 N"/></draw:custom-shape><draw:frame draw:style-name="gr7" svg:width="0.5315in" svg:height="0.3843in" svg:x="0.411in" svg:y="0.2575in"><draw:text-box><text:p>C1 = 0</text:p><text:p>C2 </text:p></draw:text-box></draw:frame><draw:custom-shape draw:style-name="gr5" svg:width="0.3335in" svg:height="0.2087in" svg:x="3.9945in" svg:y="0.226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7" svg:width="0.2921in" svg:height="0.2713in" svg:x="4.5154in" svg:y="0.1953in"><draw:text-box><text:p>B</text:p></draw:text-box></draw:frame></draw:g></text:p>
      <text:p text:style-name="P33"/>
      <text:p text:style-name="P33"/>
      <text:p text:style-name="P33"><draw:g text:anchor-type="paragraph" draw:z-index="15" draw:style-name="gr4"><draw:custom-shape draw:style-name="gr5" svg:width="0.3335in" svg:height="0.2087in" svg:x="1.0362in" svg:y="0.237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svg:width="2.198in" svg:height="0.4276in" svg:x="1.6193in" svg:y="0.1118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7" svg:width="0.5315in" svg:height="0.3843in" svg:x="0.411in" svg:y="0.2575in"><draw:text-box><text:p>C1</text:p><text:p>C2</text:p></draw:text-box></draw:frame><draw:custom-shape draw:style-name="gr5" svg:width="0.3335in" svg:height="0.2087in" svg:x="3.9945in" svg:y="0.2264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7" svg:width="0.5106in" svg:height="0.2713in" svg:x="4.5154in" svg:y="0.1953in"><draw:text-box><text:p>A + B</text:p></draw:text-box></draw:frame></draw:g></text:p>
      <text:p text:style-name="P33"/>
      <text:p text:style-name="P33"/>
      <text:p text:style-name="P33"><draw:g text:anchor-type="paragraph" draw:z-index="16" draw:style-name="gr4"><draw:custom-shape draw:style-name="gr5" svg:width="0.3335in" svg:height="0.2087in" svg:x="1.0362in" svg:y="0.237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svg:width="2.198in" svg:height="0.4276in" svg:x="1.6193in" svg:y="0.1118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7" svg:width="0.5315in" svg:height="0.3843in" svg:x="0.411in" svg:y="0.2575in"><draw:text-box><text:p>C1 = 0</text:p><text:p>C2 = 0</text:p></draw:text-box></draw:frame><draw:custom-shape draw:style-name="gr5" svg:width="0.3335in" svg:height="0.2087in" svg:x="3.9945in" svg:y="0.2264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7" svg:width="0.2921in" svg:height="0.2713in" svg:x="4.5154in" svg:y="0.1953in"><draw:text-box><text:p>0</text:p></draw:text-box></draw:frame></draw:g></text:p>
      <text:p text:style-name="P17"/>
      <text:p text:style-name="P32"/>
      <text:p text:style-name="P30"/>
      <text:p text:style-name="P29"/>
      <text:p text:style-name="P29">This generates four possibilities for outputs. <text:s/>The reason to allow combinations of variables <text:s/>as inputs is because then the motion model can be expanded to also provide actual values of returned force for a solved set of equations.</text:p>
      <text:h text:style-name="DocHeading2" text:outline-level="2">Multiple Equations</text:h>
      <text:p text:style-name="P29">To solve real-world problems, the motion model usually consists of multiple simultaneous equations. <text:s/>Simultaneous only means that they are coupled and must be solved as a single unit. <text:s/>Thankfully, the motion model only needs to handle definition of these equations, not the solution. <text:s/>The equations can still be defined one at a time, one piece at a time. <text:s/>This does add another layer to the equation of motion. <text:s/>There are now multiple equations, each with derivatives. <text:s/>Now, when the force object supplies a user input coefficient, it must specify the derivative, and the equation that it goes go. <text:s/>Take the following example equation set.</text:p>
      <text:p text:style-name="P29"><draw:frame draw:style-name="fr2" draw:name="Object8" text:anchor-type="as-char" svg:width="1.4835in" svg:height="0.7937in" draw:z-index="17"><draw:object xlink:href="./Object 8" xlink:type="simple" xlink:show="embed" xlink:actuate="onLoad"/><draw:image xlink:href="./ObjectReplacements/Object 8" xlink:type="simple" xlink:show="embed" xlink:actuate="onLoad"/></draw:frame></text:p>
      <text:p text:style-name="DocEquation"><text:span text:style-name="T20">Equation </text:span><text:span text:style-name="T20"><text:sequence text:ref-name="refEquation7" text:name="Equation" text:formula="ooow:Equation+1" style:num-format="1">3.2</text:sequence></text:span></text:p>
      <text:p text:style-name="P29">This now modifies the input format for the equation coefficients to the following:</text:p>
      <text:p text:style-name="P33"><draw:g text:anchor-type="paragraph" draw:z-index="18" draw:style-name="gr4"><draw:custom-shape draw:style-name="gr5" svg:width="0.3335in" svg:height="0.2087in" svg:x="0.9634in" svg:y="0.2472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svg:width="2.198in" svg:height="0.4276in" svg:x="1.5465in" svg:y="0.1224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7" svg:width="0.5315in" svg:height="0.576in" svg:x="0.3382in" svg:y="0.0181in"><draw:text-box><text:p>C1<text:span text:style-name="T18">(1,0)</text:span></text:p><text:p>C2(0,0<text:span text:style-name="T18">)</text:span></text:p><text:p>x</text:p></draw:text-box></draw:frame><draw:custom-shape draw:style-name="gr5" svg:width="0.3335in" svg:height="0.2087in" svg:x="3.9217in" svg:y="0.237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7" svg:width="0.5004in" svg:height="0.2713in" svg:x="4.4425in" svg:y="0.2055in"><draw:text-box><text:p>F1</text:p></draw:text-box></draw:frame></draw:g></text:p>
      <text:p text:style-name="P33"/>
      <text:p text:style-name="P33"/>
      <text:p text:style-name="P18"><draw:g text:anchor-type="paragraph" draw:z-index="19" draw:style-name="gr4"><draw:custom-shape draw:style-name="gr5" svg:width="0.3335in" svg:height="0.2087in" svg:x="0.8906in" svg:y="0.1646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svg:width="2.198in" svg:height="0.4276in" svg:x="1.4736in" svg:y="0.0398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7" svg:width="0.5315in" svg:height="0.576in" svg:x="0.2654in" svg:y="-0.0646in"><draw:text-box><text:p>C3<text:span text:style-name="T18">(1,1)</text:span></text:p><text:p>C4(0,1<text:span text:style-name="T18">)</text:span></text:p><text:p>y</text:p></draw:text-box></draw:frame><draw:custom-shape draw:style-name="gr5" svg:width="0.3335in" svg:height="0.2087in" svg:x="3.8488in" svg:y="0.1543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7" svg:width="0.5004in" svg:height="0.2713in" svg:x="4.3697in" svg:y="0.1228in"><draw:text-box><text:p>F2</text:p></draw:text-box></draw:frame></draw:g></text:p>
      <text:p text:style-name="P33"/>
      <text:p text:style-name="P33"/>
      <text:p text:style-name="P18">Where:</text:p>
      <text:p text:style-name="P18"><text:soft-page-break/>C1(1,0) = <text:tab/>Input coefficient, and integer to specify it is associated with 1<text:span text:style-name="T15">st</text:span> order derivative, assigned to the 1<text:span text:style-name="T15">st</text:span> equation (0<text:span text:style-name="T15">th</text:span> index in an array).</text:p>
      <text:p text:style-name="P18">C2(0,0) = <text:tab/>Input coefficient, and integer to specify it is associated with <text:span text:style-name="T18">0</text:span><text:span text:style-name="T15">th</text:span> order derivative, assigned to the 1<text:span text:style-name="T15">st</text:span> equation (0<text:span text:style-name="T15">th</text:span> index in an array).</text:p>
      <text:p text:style-name="P18">C3(1,1) = <text:tab/>Input coefficient, and integer to specify it is associated with 1<text:span text:style-name="T15">st</text:span> order derivative, assigned to the <text:span text:style-name="T18">2</text:span><text:span text:style-name="T15">nd</text:span> equation (1<text:span text:style-name="T15">st</text:span> index in an array).</text:p>
      <text:p text:style-name="P18">C4(0,1) = <text:tab/>Input coefficient, and integer to specify it is associated with 0<text:span text:style-name="T15">th</text:span> order derivative, assigned to the <text:span text:style-name="T18">2</text:span><text:span text:style-name="T15">nd</text:span> equation (1<text:span text:style-name="T15">st</text:span> index in an array).</text:p>
      <text:p text:style-name="P18">x = <text:tab/>Numerical value of the solved variable x.</text:p>
      <text:p text:style-name="P18">y = <text:tab/>Numerical value of the solved variable y.</text:p>
      <text:p text:style-name="P18">F1 = <text:tab/>Resulting force from variables on the left side of the 1<text:span text:style-name="T15">st</text:span> equation (0<text:span text:style-name="T15">th</text:span> index in an array).</text:p>
      <text:p text:style-name="P15">F2 = <text:tab/>Resulting force from variables on the left side of the 2<text:span text:style-name="T15">nd</text:span> equation (1<text:span text:style-name="T15">st</text:span> index in an array).</text:p>
      <text:h text:style-name="DocHeading2" text:outline-level="2">Interacting Variables</text:h>
      <text:p text:style-name="P29">The last complexity to an equation of motion model is interacting variables. <text:s/>A correct model will always have the same number of equations as variables. <text:s/>So a model with two equations has two variables of motion to solve for. <text:s/>However, often these variables interact between the equations. <text:s/>And the derivatives may interact as well. <text:s/>This grows the equation of motion to looking like this.</text:p>
      <text:p text:style-name="P29"><draw:frame draw:style-name="fr2" draw:name="Object9" text:anchor-type="as-char" svg:width="2.6953in" svg:height="0.7937in" draw:z-index="20"><draw:object xlink:href="./Object 9" xlink:type="simple" xlink:show="embed" xlink:actuate="onLoad"/><draw:image xlink:href="./ObjectReplacements/Object 9" xlink:type="simple" xlink:show="embed" xlink:actuate="onLoad"/></draw:frame></text:p>
      <text:p text:style-name="DocEquation"><text:span text:style-name="T21">Equation </text:span><text:span text:style-name="T21"><text:sequence text:ref-name="refEquation8" text:name="Equation" text:formula="ooow:Equation+1" style:num-format="1">3.3</text:sequence></text:span></text:p>
      <text:p text:style-name="P29">This turns the inputs for the equation of motion into the following two function returns. <text:s/>Notice now that each coefficient has an equation number (first argument), variable (second argument), and derivative (third argument) associated with it. <text:s/>Also notice that although the two equations have interacting variables, each equation still only returns the force value for that single equation of motion.</text:p>
      <text:p text:style-name="P34"><draw:g text:anchor-type="paragraph" draw:z-index="21" draw:style-name="gr4"><draw:custom-shape draw:style-name="gr5" svg:width="0.3335in" svg:height="0.2087in" svg:x="0.963in" svg:y="0.2472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svg:width="2.198in" svg:height="0.4276in" svg:x="1.5465in" svg:y="0.1224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7" svg:width="0.8024in" svg:height="1.1512in" svg:x="0.0673in" svg:y="0.0181in"><draw:text-box><text:p>C1<text:span text:style-name="T18">(0,x,1)</text:span></text:p><text:p>C2(0,x,0<text:span text:style-name="T18">)</text:span></text:p><text:p><text:span text:style-name="T18">C3(0,y,1)</text:span></text:p><text:p><text:span text:style-name="T18">C4(0,y,0)</text:span></text:p><text:p>x</text:p><text:p>y</text:p></draw:text-box></draw:frame><draw:custom-shape draw:style-name="gr5" svg:width="0.3335in" svg:height="0.2087in" svg:x="3.9217in" svg:y="0.237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7" svg:width="0.5004in" svg:height="0.2713in" svg:x="4.4425in" svg:y="0.2055in"><draw:text-box><text:p>F1</text:p></draw:text-box></draw:frame></draw:g></text:p>
      <text:p text:style-name="P34"/>
      <text:p text:style-name="P34"/>
      <text:p text:style-name="P34"/>
      <text:p text:style-name="P34"/>
      <text:p text:style-name="P34"><draw:g text:anchor-type="paragraph" draw:z-index="22" draw:style-name="gr4"><draw:custom-shape draw:style-name="gr5" svg:width="0.3335in" svg:height="0.2087in" svg:x="0.963in" svg:y="0.2472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svg:width="2.198in" svg:height="0.4276in" svg:x="1.5465in" svg:y="0.1224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7" svg:width="0.8024in" svg:height="1.1512in" svg:x="0.0673in" svg:y="0.0181in"><draw:text-box><text:p>C5<text:span text:style-name="T18">(1,x,1)</text:span></text:p><text:p>C6(1,x,0<text:span text:style-name="T18">)</text:span></text:p><text:p><text:span text:style-name="T18">C7(1,y,1)</text:span></text:p><text:p><text:span text:style-name="T18">C8(1,y,0)</text:span></text:p><text:p>x</text:p><text:p>y</text:p></draw:text-box></draw:frame><draw:custom-shape draw:style-name="gr5" svg:width="0.3335in" svg:height="0.2087in" svg:x="3.9217in" svg:y="0.237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7" svg:width="0.5004in" svg:height="0.2713in" svg:x="4.4425in" svg:y="0.2055in"><draw:text-box><text:p>F2</text:p></draw:text-box></draw:frame></draw:g></text:p>
      <text:p text:style-name="P19"/>
      <text:p text:style-name="P34"/>
      <text:p text:style-name="P19"/>
      <text:p text:style-name="P19"/>
      <text:p text:style-name="P19"/>
      <text:p text:style-name="P19">Where:</text:p>
      <text:p text:style-name="P19">C1(1,x,0) = <text:tab/>Input coefficient, and integer to specify it is associated with 1<text:span text:style-name="T15">st</text:span> order derivative of the variable x, assigned to the 1<text:span text:style-name="T15">st</text:span> equation (0<text:span text:style-name="T15">th</text:span> index in an array).</text:p>
      <text:p text:style-name="P19">C2(0,x,0) = <text:tab/>Input coefficient, and integer to specify it is associated with <text:span text:style-name="T18">0</text:span><text:span text:style-name="T15">th</text:span> order derivative of the variable x, assigned to the 1<text:span text:style-name="T15">st</text:span> equation (0<text:span text:style-name="T15">th</text:span> index in an array).</text:p>
      <text:p text:style-name="P19">C3(1,y,0) = <text:tab/>Input coefficient, and integer to specify it is associated with 1<text:span text:style-name="T15">st</text:span> order derivative of the variable y, assigned to the 1<text:span text:style-name="T15">st</text:span> equation (<text:span text:style-name="T18">0</text:span><text:span text:style-name="T15">th</text:span> index in an array).</text:p>
      <text:p text:style-name="P19">C4(0,y,0) = <text:tab/>Input coefficient, and integer to specify it is associated with 0<text:span text:style-name="T15">th</text:span> order derivative of the variable y, assigned to the 1<text:span text:style-name="T15">st</text:span> equation (<text:span text:style-name="T18">0</text:span><text:span text:style-name="T15">th</text:span> index in an array).</text:p>
      <text:p text:style-name="P19">C5(1,x,0) = <text:tab/>Input coefficient, and integer to specify it is associated with 1<text:span text:style-name="T15">st</text:span> order derivative of the variable x, assigned to the 2<text:span text:style-name="T15">nd</text:span> equation (<text:span text:style-name="T18">1</text:span><text:span text:style-name="T15">st</text:span> index in an array).</text:p>
      <text:p text:style-name="P19"><text:soft-page-break/>C6(0,x,0) = <text:tab/>Input coefficient, and integer to specify it is associated with <text:span text:style-name="T18">0</text:span><text:span text:style-name="T15">th</text:span> order derivative of the variable x, assigned to the 2<text:span text:style-name="T15">nd</text:span> equation (<text:span text:style-name="T18">1</text:span><text:span text:style-name="T15">st</text:span> index in an array).</text:p>
      <text:p text:style-name="P19">C7(1,y,0) = <text:tab/>Input coefficient, and integer to specify it is associated with 1<text:span text:style-name="T15">st</text:span> order derivative of the variable y, assigned to the 2<text:span text:style-name="T15">nd</text:span> equation (<text:span text:style-name="T18">1</text:span><text:span text:style-name="T15">st</text:span> index in an array).</text:p>
      <text:p text:style-name="P19">C8(0,y,0) = <text:tab/>Input coefficient, and integer to specify it is associated with 0<text:span text:style-name="T15">th</text:span> order derivative of the variable y, assigned to the 2<text:span text:style-name="T15">nd</text:span> equation (<text:span text:style-name="T18">1</text:span><text:span text:style-name="T15">st</text:span> index in an array).</text:p>
      <text:p text:style-name="P19">x = <text:tab/>Numerical value of the solved variable x.</text:p>
      <text:p text:style-name="P19">y = <text:tab/>Numerical value of the solved variable y.</text:p>
      <text:p text:style-name="P19">F1 = <text:tab/>Resulting force from variables on the left side of the 1<text:span text:style-name="T15">st</text:span> equation (0<text:span text:style-name="T15">th</text:span> index in an array).</text:p>
      <text:p text:style-name="P16">F2 = <text:tab/>Resulting force from variables on the left side of the 2<text:span text:style-name="T15">nd</text:span> equation (1<text:span text:style-name="T15">st</text:span> index in an array).</text:p>
      <text:h text:style-name="DocHeading1" text:outline-level="1">Constants / Active Force<text:span text:style-name="T21">s</text:span></text:h>
      <text:p text:style-name="P29">The last part to address for an equation of motion is the active force. <text:s/>Most of the equations have some constant term that represents the active force and does not depend on any of the variables or variable derivatives. <text:s/></text:p>
      <text:p text:style-name="P29"><draw:frame draw:style-name="fr2" draw:name="Object10" text:anchor-type="as-char" svg:width="1.5937in" svg:height="0.4437in" draw:z-index="23"><draw:object xlink:href="./Object 10" xlink:type="simple" xlink:show="embed" xlink:actuate="onLoad"/><draw:image xlink:href="./ObjectReplacements/Object 10" xlink:type="simple" xlink:show="embed" xlink:actuate="onLoad"/></draw:frame></text:p>
      <text:p text:style-name="DocEquation"><text:span text:style-name="T22">Equation </text:span><text:span text:style-name="T22"><text:sequence text:ref-name="refEquation9" text:name="Equation" text:formula="ooow:Equation+1" style:num-format="1">4.1</text:sequence></text:span></text:p>
      <text:p text:style-name="P29">Notice that now the active forces F1 and F2 also depend on input coefficients G1 and G2. <text:s/>This active force works just like the reactive force. <text:s/>Only no variables or derivatives are associated with it. </text:p>
      <text:p text:style-name="P21"><draw:g text:anchor-type="paragraph" draw:z-index="24" draw:style-name="gr4"><draw:custom-shape draw:style-name="gr5" svg:width="0.3335in" svg:height="0.2087in" svg:x="0.963in" svg:y="0.2472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svg:width="2.198in" svg:height="0.4276in" svg:x="1.5465in" svg:y="0.122in"><text:p>Equation of Motion</text:p><text:p>(Active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7" svg:width="0.8024in" svg:height="0.2713in" svg:x="0.0673in" svg:y="0.2157in"><draw:text-box><text:p>G1<text:span text:style-name="T18">(0)</text:span></text:p></draw:text-box></draw:frame><draw:custom-shape draw:style-name="gr5" svg:width="0.3335in" svg:height="0.2087in" svg:x="3.9217in" svg:y="0.2366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7" svg:width="0.5004in" svg:height="0.2713in" svg:x="4.4425in" svg:y="0.2055in"><draw:text-box><text:p>F1</text:p></draw:text-box></draw:frame></draw:g></text:p>
      <text:p text:style-name="P21"/>
      <text:p text:style-name="P21"/>
      <text:p text:style-name="P21"><draw:g text:anchor-type="paragraph" draw:z-index="25" draw:style-name="gr4"><draw:custom-shape draw:style-name="gr5" svg:width="0.3335in" svg:height="0.2087in" svg:x="0.963in" svg:y="-0.1465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svg:width="2.198in" svg:height="0.4276in" svg:x="1.5465in" svg:y="-0.2717in"><text:p>Equation of Motion</text:p><text:p>(Active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7" svg:width="0.8024in" svg:height="0.2713in" svg:x="0.0673in" svg:y="-0.178in"><draw:text-box><text:p>G2<text:span text:style-name="T18">(2)</text:span></text:p></draw:text-box></draw:frame><draw:custom-shape draw:style-name="gr5" svg:width="0.3335in" svg:height="0.2087in" svg:x="3.9217in" svg:y="-0.1571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7" svg:width="0.5004in" svg:height="0.2713in" svg:x="4.4425in" svg:y="-0.1882in"><draw:text-box><text:p>F2</text:p></draw:text-box></draw:frame></draw:g></text:p>
      <text:p text:style-name="P29">Once again, we need to submit a single request for each equation that we want to obtain a force from. <text:s/><text:span text:style-name="T22">N</text:span>otice that this time we are supplying coefficients for the active force instead of the reactive force. <text:s/>And the equation of motion becomes aware of this.</text:p>
      <text:h text:style-name="DocHeading1" text:outline-level="1">Summary</text:h>
      <text:p text:style-name="P8"><text:span text:style-name="T4">That covers the general structure of the motion models in oFreq. <text:s/>This explains the flexibility of the motion model system. <text:s/>You can now use that flexibility to build your own motion models and define your own system of equations of motion. <text:s/></text:span></text:p>
      <text:p text:style-name="P29">oFreq also has several pre-built motion models ready for selection. <text:s/>Each standard motion model is fully documented.</text:p>
      <text:h text:style-name="DocHeading1" text:outline-level="1">Custom Motion Models</text:h>
      <text:p text:style-name="P29">You can write your own custom motion models.</text:p>
      <text:p text:style-name="P29">\subpage custom_motion_models</text:p>
      <text:p text:style-name="P29"/>
      <text:p text:style-name="P29"/>
      <text:h text:style-name="DocHeading1" text:outline-level="1"><text:soft-page-break/>Standard Motion Models</text:h>
      <text:p text:style-name="P29">This page covers all the standard motion models that oFreq implements.</text:p>
      <text:p text:style-name="P29"/>
      <text:p text:style-name="P29">\subpage standard_motion_models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Code" style:family="paragraph" style:parent-style-name="DocExample" style:next-style-name="DocText">
      <style:paragraph-properties fo:padding="0.0201in" fo:border-left="2.01pt solid #000000" fo:border-right="none" fo:border-top="none" fo:border-bottom="none" style:shadow="none"/>
      <style:text-properties style:font-name="Courier New" fo:font-size="11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10_motion_model.odt</text:file-name></text:span><text:tab/> <text:a xlink:type="simple" xlink:href="http://www.dmsonline.us/"><text:span text:style-name="MT1">www.dmsonline.us</text:span></text:a><text:tab/>Page <text:page-number text:select-page="current">8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1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3T12:28:43</meta:creation-date>
    <meta:editing-cycles>30</meta:editing-cycles>
    <meta:editing-duration>PT1H15M4S</meta:editing-duration>
    <dc:description>General information on motion models.</dc:description>
    <dc:subject>T04-0010</dc:subject>
    <dc:title>Motion Models</dc:title>
    <dc:date>2014-04-13T13:53:43</dc:date>
    <meta:document-statistic meta:table-count="1" meta:image-count="0" meta:object-count="10" meta:page-count="8" meta:paragraph-count="159" meta:word-count="2287" meta:character-count="13558" meta:non-whitespace-character-count="1128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A</mi>
      <mrow>
        <mi>x</mi>
        <mo stretchy="false">=</mo>
        <mi>F</mi>
      </mrow>
    </mrow>
    <annotation encoding="StarMath 5.0">A x = F</annotation>
  </semantics>
</math>
</file>

<file path=Object 10/content.xml><?xml version="1.0" encoding="utf-8"?>
<math xmlns="http://www.w3.org/1998/Math/MathML">
  <semantics>
    <mtable>
      <mtr>
        <mtd>
          <mrow>
            <msub>
              <mi>A</mi>
              <mrow>
                <mo stretchy="false">(</mo>
                <mrow>
                  <mi mathvariant="italic">C1</mi>
                </mrow>
                <mo stretchy="false">)</mo>
              </mrow>
            </msub>
            <mrow>
              <mi>x</mi>
              <mo stretchy="false">+</mo>
              <msub>
                <mi>B</mi>
                <mrow>
                  <mo stretchy="false">(</mo>
                  <mrow>
                    <mi mathvariant="italic">C2</mi>
                  </mrow>
                  <mo stretchy="false">)</mo>
                </mrow>
              </msub>
            </mrow>
            <mrow>
              <mi>y</mi>
              <mo stretchy="false">=</mo>
              <msub>
                <mi mathvariant="italic">F1</mi>
                <mrow>
                  <mo stretchy="false">(</mo>
                  <mrow>
                    <mi mathvariant="italic">G1</mi>
                  </mrow>
                  <mo stretchy="false">)</mo>
                </mrow>
              </msub>
            </mrow>
          </mrow>
        </mtd>
      </mtr>
      <mtr>
        <mtd>
          <mrow>
            <msub>
              <mi>C</mi>
              <mrow>
                <mo stretchy="false">(</mo>
                <mrow>
                  <mi mathvariant="italic">C3</mi>
                </mrow>
                <mo stretchy="false">)</mo>
              </mrow>
            </msub>
            <mrow>
              <mi>x</mi>
              <mo stretchy="false">+</mo>
              <msub>
                <mi>D</mi>
                <mrow>
                  <mo stretchy="false">(</mo>
                  <mrow>
                    <mi mathvariant="italic">C4</mi>
                  </mrow>
                  <mo stretchy="false">)</mo>
                </mrow>
              </msub>
            </mrow>
            <mrow>
              <mi>y</mi>
              <mo stretchy="false">=</mo>
              <msub>
                <mi mathvariant="italic">F2</mi>
                <mrow>
                  <mo stretchy="false">(</mo>
                  <mrow>
                    <mi mathvariant="italic">C2</mi>
                  </mrow>
                  <mo stretchy="false">)</mo>
                </mrow>
              </msub>
            </mrow>
          </mrow>
        </mtd>
      </mtr>
    </mtable>
    <annotation encoding="StarMath 5.0">A_(C1) x + B_(C2)y = F1_(G1)

newline

C_(C3) x + D_(C4) y = F2_(C2)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3</mn>
      </mrow>
      <mrow>
        <mrow>
          <mi>x</mi>
          <mo stretchy="false">+</mo>
          <msup>
            <mi>x</mi>
            <mn>2</mn>
          </msup>
        </mrow>
        <mo stretchy="false">−</mo>
        <mn>5</mn>
      </mrow>
      <mrow>
        <mrow>
          <mrow>
            <mo stretchy="false">∣</mo>
            <mrow>
              <mi>X</mi>
            </mrow>
            <mo stretchy="false">∣</mo>
          </mrow>
          <mo stretchy="false">+</mo>
          <mi>C</mi>
        </mrow>
        <mo stretchy="false">−</mo>
        <mi>D</mi>
      </mrow>
      <mi>x</mi>
    </mrow>
    <annotation encoding="StarMath 5.0">F(x) = 3 x + x^2 -5  lline X rline + C - D x</annotation>
  </semantics>
</math>
</file>

<file path=Object 3/content.xml><?xml version="1.0" encoding="utf-8"?>
<math xmlns="http://www.w3.org/1998/Math/MathML">
  <semantics>
    <mrow>
      <msub>
        <mi>A</mi>
        <mrow>
          <mo stretchy="false">(</mo>
          <mrow>
            <mi mathvariant="italic">C1</mi>
          </mrow>
          <mo stretchy="false">)</mo>
        </mrow>
      </msub>
      <mrow>
        <msub>
          <mi>x</mi>
          <mn>1</mn>
        </msub>
        <mo stretchy="false">+</mo>
        <msub>
          <mi>B</mi>
          <mrow>
            <mo stretchy="false">(</mo>
            <mrow>
              <mi mathvariant="italic">C2</mi>
            </mrow>
            <mo stretchy="false">)</mo>
          </mrow>
        </msub>
      </mrow>
      <mrow>
        <msub>
          <mi>x</mi>
          <mn>2</mn>
        </msub>
        <mo stretchy="false">=</mo>
        <mi>F</mi>
      </mrow>
      <mrow>
        <mo stretchy="false">(</mo>
        <mrow>
          <msub>
            <mi>x</mi>
            <mn>1,</mn>
          </msub>
          <msub>
            <mi>x</mi>
            <mn>2</mn>
          </msub>
        </mrow>
        <mo stretchy="false">)</mo>
      </mrow>
    </mrow>
    <annotation encoding="StarMath 5.0">A_(C1) x_1 + B_(C2) x_2 = F(x_1, x_2)</annotation>
  </semantics>
</math>
</file>

<file path=Object 4/content.xml><?xml version="1.0" encoding="utf-8"?>
<math xmlns="http://www.w3.org/1998/Math/MathML">
  <semantics>
    <mrow>
      <msub>
        <mi>A</mi>
        <mrow>
          <mo stretchy="false">(</mo>
          <mrow>
            <mi mathvariant="italic">C1</mi>
          </mrow>
          <mo stretchy="false">)</mo>
        </mrow>
      </msub>
      <mrow>
        <mfrac>
          <mrow>
            <mi>d</mi>
            <msub>
              <mi>x</mi>
              <mn>1</mn>
            </msub>
          </mrow>
          <mi mathvariant="italic">dt</mi>
        </mfrac>
        <mo stretchy="false">+</mo>
        <msub>
          <mi>B</mi>
          <mrow>
            <mo stretchy="false">(</mo>
            <mrow>
              <mi mathvariant="italic">C2</mi>
            </mrow>
            <mo stretchy="false">)</mo>
          </mrow>
        </msub>
      </mrow>
      <mi>x</mi>
      <mrow>
        <msub>
          <mrow>
            <mo stretchy="false">(</mo>
            <mrow>
              <mn>0</mn>
            </mrow>
            <mo stretchy="false">)</mo>
          </mrow>
          <mn>1</mn>
        </msub>
        <mo stretchy="false">=</mo>
        <mi>F</mi>
      </mrow>
      <mrow>
        <mo stretchy="false">(</mo>
        <mrow>
          <msub>
            <mi>x</mi>
            <mn>1</mn>
          </msub>
        </mrow>
        <mo stretchy="false">)</mo>
      </mrow>
    </mrow>
    <annotation encoding="StarMath 5.0">A_(C1) {d x_1} over dt + B_(C2) x(0)_1 = F(x_1)</annotation>
  </semantics>
</math>
</file>

<file path=Object 5/content.xml><?xml version="1.0" encoding="utf-8"?>
<math xmlns="http://www.w3.org/1998/Math/MathML">
  <semantics>
    <mrow>
      <mi>x</mi>
      <mrow>
        <mrow>
          <mo stretchy="false">(</mo>
          <mrow>
            <mi>t</mi>
          </mrow>
          <mo stretchy="false">)</mo>
        </mrow>
        <mo stretchy="false">=</mo>
        <munder accentunder="true">
          <mi>X</mi>
          <mo>̲</mo>
        </munder>
      </mrow>
      <msup>
        <mi>e</mi>
        <mrow>
          <mi>j</mi>
          <mo stretchy="false">ω</mo>
          <mi>t</mi>
        </mrow>
      </msup>
    </mrow>
    <annotation encoding="StarMath 5.0">x(t) = underline X e^{j %omega t}</annotation>
  </semantics>
</math>
</file>

<file path=Object 6/content.xml><?xml version="1.0" encoding="utf-8"?>
<math xmlns="http://www.w3.org/1998/Math/MathML">
  <semantics>
    <mrow>
      <mrow>
        <mfrac>
          <mrow>
            <msup>
              <mi>d</mi>
              <mi>i</mi>
            </msup>
            <mi>x</mi>
          </mrow>
          <mrow>
            <msup>
              <mi mathvariant="italic">dt</mi>
              <mi>i</mi>
            </msup>
          </mrow>
        </mfrac>
        <mo stretchy="false">=</mo>
        <msup>
          <mfenced open="(" close=")">
            <mrow>
              <mi>j</mi>
              <mo stretchy="false">ω</mo>
            </mrow>
          </mfenced>
          <mi>i</mi>
        </msup>
      </mrow>
      <mi>x</mi>
      <mrow>
        <mo stretchy="false">(</mo>
        <mrow>
          <mi>t</mi>
        </mrow>
        <mo stretchy="false">)</mo>
      </mrow>
    </mrow>
    <annotation encoding="StarMath 5.0">{d^i x } over {dt^i} = left ( j %omega right )^i x(t)</annotation>
  </semantics>
</math>
</file>

<file path=Object 7/content.xml><?xml version="1.0" encoding="utf-8"?>
<math xmlns="http://www.w3.org/1998/Math/MathML">
  <semantics>
    <mrow>
      <msub>
        <mi>A</mi>
        <mrow>
          <mo stretchy="false">(</mo>
          <mrow>
            <mi mathvariant="italic">C1</mi>
          </mrow>
          <mo stretchy="false">)</mo>
        </mrow>
      </msub>
      <mrow>
        <msub>
          <mi>x</mi>
          <mn>1</mn>
        </msub>
        <mo stretchy="false">+</mo>
        <msub>
          <mi>B</mi>
          <mrow>
            <mo stretchy="false">(</mo>
            <mrow>
              <mi mathvariant="italic">C2</mi>
            </mrow>
            <mo stretchy="false">)</mo>
          </mrow>
        </msub>
      </mrow>
      <mrow>
        <msub>
          <mi>x</mi>
          <mn>2</mn>
        </msub>
        <mo stretchy="false">=</mo>
        <mi>F</mi>
      </mrow>
      <mrow>
        <mo stretchy="false">(</mo>
        <mrow>
          <msub>
            <mi>x</mi>
            <mn>1,</mn>
          </msub>
          <msub>
            <mi>x</mi>
            <mn>2</mn>
          </msub>
        </mrow>
        <mo stretchy="false">)</mo>
      </mrow>
    </mrow>
    <annotation encoding="StarMath 5.0">A_(C1) x_1 + B_(C2) x_2 = F(x_1, x_2)</annotation>
  </semantics>
</math>
</file>

<file path=Object 8/content.xml><?xml version="1.0" encoding="utf-8"?>
<math xmlns="http://www.w3.org/1998/Math/MathML">
  <semantics>
    <mtable>
      <mtr>
        <mtd>
          <mrow>
            <msub>
              <mi>A</mi>
              <mrow>
                <mo stretchy="false">(</mo>
                <mrow>
                  <mi mathvariant="italic">C1</mi>
                </mrow>
                <mo stretchy="false">)</mo>
              </mrow>
            </msub>
            <mrow>
              <mrow>
                <mfrac>
                  <mi mathvariant="italic">dx</mi>
                  <mi mathvariant="italic">dt</mi>
                </mfrac>
              </mrow>
              <mo stretchy="false">+</mo>
              <msub>
                <mi>B</mi>
                <mrow>
                  <mo stretchy="false">(</mo>
                  <mrow>
                    <mi mathvariant="italic">C2</mi>
                  </mrow>
                  <mo stretchy="false">)</mo>
                </mrow>
              </msub>
            </mrow>
            <mrow>
              <mi>x</mi>
              <mo stretchy="false">=</mo>
              <mi mathvariant="italic">F1</mi>
            </mrow>
          </mrow>
        </mtd>
      </mtr>
      <mtr>
        <mtd>
          <mrow>
            <msub>
              <mi>A</mi>
              <mrow>
                <mo stretchy="false">(</mo>
                <mrow>
                  <mi mathvariant="italic">C3</mi>
                </mrow>
                <mo stretchy="false">)</mo>
              </mrow>
            </msub>
            <mrow>
              <mrow>
                <mfrac>
                  <mi mathvariant="italic">dy</mi>
                  <mi mathvariant="italic">dt</mi>
                </mfrac>
              </mrow>
              <mo stretchy="false">+</mo>
              <msub>
                <mi>B</mi>
                <mrow>
                  <mo stretchy="false">(</mo>
                  <mrow>
                    <mi mathvariant="italic">C4</mi>
                  </mrow>
                  <mo stretchy="false">)</mo>
                </mrow>
              </msub>
            </mrow>
            <mrow>
              <mi>y</mi>
              <mo stretchy="false">=</mo>
              <mi mathvariant="italic">F2</mi>
            </mrow>
          </mrow>
        </mtd>
      </mtr>
    </mtable>
    <annotation encoding="StarMath 5.0">A_(C1) {dx over dt} + B_(C2) x = F1
newline

A_(C3) {dy over dt} + B_(C4) y = F2</annotation>
  </semantics>
</math>
</file>

<file path=Object 9/content.xml><?xml version="1.0" encoding="utf-8"?>
<math xmlns="http://www.w3.org/1998/Math/MathML">
  <semantics>
    <mtable>
      <mtr>
        <mtd>
          <mrow>
            <msub>
              <mi>A</mi>
              <mrow>
                <mo stretchy="false">(</mo>
                <mrow>
                  <mi mathvariant="italic">C1</mi>
                </mrow>
                <mo stretchy="false">)</mo>
              </mrow>
            </msub>
            <mrow>
              <mrow>
                <mfrac>
                  <mi mathvariant="italic">dx</mi>
                  <mi mathvariant="italic">dt</mi>
                </mfrac>
              </mrow>
              <mo stretchy="false">+</mo>
              <msub>
                <mi>B</mi>
                <mrow>
                  <mo stretchy="false">(</mo>
                  <mrow>
                    <mi mathvariant="italic">C2</mi>
                  </mrow>
                  <mo stretchy="false">)</mo>
                </mrow>
              </msub>
            </mrow>
            <mrow>
              <mi>x</mi>
              <mo stretchy="false">+</mo>
              <msub>
                <mi>C</mi>
                <mrow>
                  <mo stretchy="false">(</mo>
                  <mrow>
                    <mi mathvariant="italic">C3</mi>
                  </mrow>
                  <mo stretchy="false">)</mo>
                </mrow>
              </msub>
            </mrow>
            <mrow>
              <mrow>
                <mfrac>
                  <mi mathvariant="italic">dy</mi>
                  <mi mathvariant="italic">dt</mi>
                </mfrac>
              </mrow>
              <mo stretchy="false">+</mo>
              <msub>
                <mi>D</mi>
                <mrow>
                  <mo stretchy="false">(</mo>
                  <mrow>
                    <mi mathvariant="italic">C4</mi>
                  </mrow>
                  <mo stretchy="false">)</mo>
                </mrow>
              </msub>
            </mrow>
            <mrow>
              <mi>y</mi>
              <mo stretchy="false">=</mo>
              <mi mathvariant="italic">F1</mi>
            </mrow>
          </mrow>
        </mtd>
      </mtr>
      <mtr>
        <mtd>
          <mrow>
            <msub>
              <mi>A</mi>
              <mrow>
                <mo stretchy="false">(</mo>
                <mrow>
                  <mi mathvariant="italic">C5</mi>
                </mrow>
                <mo stretchy="false">)</mo>
              </mrow>
            </msub>
            <mrow>
              <mrow>
                <mfrac>
                  <mi mathvariant="italic">dx</mi>
                  <mi mathvariant="italic">dt</mi>
                </mfrac>
              </mrow>
              <mo stretchy="false">+</mo>
              <msub>
                <mi>B</mi>
                <mrow>
                  <mo stretchy="false">(</mo>
                  <mrow>
                    <mi mathvariant="italic">C6</mi>
                  </mrow>
                  <mo stretchy="false">)</mo>
                </mrow>
              </msub>
            </mrow>
            <mrow>
              <mi>x</mi>
              <mo stretchy="false">+</mo>
              <msub>
                <mi>C</mi>
                <mrow>
                  <mo stretchy="false">(</mo>
                  <mrow>
                    <mi mathvariant="italic">C7</mi>
                  </mrow>
                  <mo stretchy="false">)</mo>
                </mrow>
              </msub>
            </mrow>
            <mrow>
              <mrow>
                <mfrac>
                  <mi mathvariant="italic">dy</mi>
                  <mi mathvariant="italic">dt</mi>
                </mfrac>
              </mrow>
              <mo stretchy="false">+</mo>
              <msub>
                <mi>D</mi>
                <mrow>
                  <mo stretchy="false">(</mo>
                  <mrow>
                    <mi mathvariant="italic">C8</mi>
                  </mrow>
                  <mo stretchy="false">)</mo>
                </mrow>
              </msub>
            </mrow>
            <mrow>
              <mi>y</mi>
              <mo stretchy="false">=</mo>
              <mi mathvariant="italic">F2</mi>
            </mrow>
          </mrow>
        </mtd>
      </mtr>
    </mtable>
    <annotation encoding="StarMath 5.0">A_(C1) {dx over dt} + B_(C2) x + C_(C3) {dy over dt} + D_(C4) y = F1

newline

A_(C5) {dx over dt} + B_(C6) x + C_(C7) {dy over dt} + D_(C8) y = F2</annotation>
  </semantics>
</math>
</file>